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number:number-style style:name="N10001" number:language="es" number:country="UY">
      <number:number number:decimal-places="0" number:min-integer-digits="1"/>
    </number:number-style>
    <number:time-style style:name="N10045" number:language="es" number:country="UY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5"/>
    <style:style style:name="ce2" style:family="table-cell" style:parent-style-name="Default" style:data-style-name="N10045"/>
    <style:style style:name="ce3" style:family="table-cell" style:parent-style-name="Default" style:data-style-name="N10001"/>
    <style:style style:name="ce4" style:family="table-cell" style:parent-style-name="Default" style:data-style-name="N10045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DATA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. Time</text:p>
          </table:table-cell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, Time</text:p>
          </table:table-cell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, Time</text:p>
          </table:table-cell>
          <table:table-cell/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. Time</text:p>
          </table:table-cell>
        </table:table-row>
        <table:table-row table:style-name="ro3">
          <table:table-cell office:value-type="string">
            <text:p>50k</text:p>
          </table:table-cell>
          <table:table-cell office:value-type="string">
            <text:p>Kurtz</text:p>
          </table:table-cell>
          <table:table-cell table:style-name="ce1" office:value-type="time" office:time-value="PT00H00M00.24S">
            <text:p>00:00,24</text:p>
          </table:table-cell>
          <table:table-cell office:value-type="float" office:value="22202">
            <text:p>22202</text:p>
          </table:table-cell>
          <table:table-cell table:style-name="ce1" office:value-type="time" office:time-value="PT00H00M00.09S">
            <text:p>00:00,09</text:p>
          </table:table-cell>
          <table:table-cell table:style-name="ce1" office:value-type="time" office:time-value="PT00H00M00.25S">
            <text:p>00:00,25</text:p>
          </table:table-cell>
          <table:table-cell office:value-type="float" office:value="22202">
            <text:p>22202</text:p>
          </table:table-cell>
          <table:table-cell table:style-name="ce1" office:value-type="time" office:time-value="PT00H00M00.1S">
            <text:p>00:00,10</text:p>
          </table:table-cell>
          <table:table-cell table:style-name="ce1" office:value-type="time" office:time-value="PT00H00M00.25S">
            <text:p>00:00,25</text:p>
          </table:table-cell>
          <table:table-cell office:value-type="float" office:value="22202">
            <text:p>22202</text:p>
          </table:table-cell>
          <table:table-cell table:style-name="ce1" office:value-type="time" office:time-value="PT00H00M00.09S">
            <text:p>00:00,09</text:p>
          </table:table-cell>
          <table:table-cell/>
          <table:table-cell table:style-name="ce2" table:formula="of:=AVERAGE([.C3];[.F3];[.I3])" office:value-type="time" office:time-value="PT00H00M00.246667S">
            <text:p>00:00,25</text:p>
          </table:table-cell>
          <table:table-cell table:formula="of:=AVERAGE([.D3];[.G3];[.J3])" office:value-type="float" office:value="22202">
            <text:p>22202</text:p>
          </table:table-cell>
          <table:table-cell table:style-name="ce2" table:formula="of:=AVERAGE([.E3];[.H3];[.K3])" office:value-type="time" office:time-value="PT00H00M00.093333S">
            <text:p>00:00,09</text:p>
          </table:table-cell>
        </table:table-row>
        <table:table-row table:style-name="ro3">
          <table:table-cell office:value-type="string">
            <text:p>100k</text:p>
          </table:table-cell>
          <table:table-cell office:value-type="string">
            <text:p>Kurtz</text:p>
          </table:table-cell>
          <table:table-cell table:style-name="ce1" office:value-type="time" office:time-value="PT00H00M00.54S">
            <text:p>00:00,54</text:p>
          </table:table-cell>
          <table:table-cell office:value-type="float" office:value="62159">
            <text:p>62159</text:p>
          </table:table-cell>
          <table:table-cell table:style-name="ce1" office:value-type="time" office:time-value="PT00H00M00.17S">
            <text:p>00:00,17</text:p>
          </table:table-cell>
          <table:table-cell table:style-name="ce1" office:value-type="time" office:time-value="PT00H00M00.54S">
            <text:p>00:00,54</text:p>
          </table:table-cell>
          <table:table-cell office:value-type="float" office:value="62159">
            <text:p>62159</text:p>
          </table:table-cell>
          <table:table-cell table:style-name="ce1" office:value-type="time" office:time-value="PT00H00M00.18S">
            <text:p>00:00,18</text:p>
          </table:table-cell>
          <table:table-cell table:style-name="ce1" office:value-type="time" office:time-value="PT00H00M00.54S">
            <text:p>00:00,54</text:p>
          </table:table-cell>
          <table:table-cell office:value-type="float" office:value="62159">
            <text:p>62159</text:p>
          </table:table-cell>
          <table:table-cell table:style-name="ce1" office:value-type="time" office:time-value="PT00H00M00.17S">
            <text:p>00:00,17</text:p>
          </table:table-cell>
          <table:table-cell/>
          <table:table-cell table:style-name="ce2" table:formula="of:=AVERAGE([.C4];[.F4];[.I4])" office:value-type="time" office:time-value="PT00H00M00.54S">
            <text:p>00:00,54</text:p>
          </table:table-cell>
          <table:table-cell table:formula="of:=AVERAGE([.D4];[.G4];[.J4])" office:value-type="float" office:value="62159">
            <text:p>62159</text:p>
          </table:table-cell>
          <table:table-cell table:style-name="ce2" table:formula="of:=AVERAGE([.E4];[.H4];[.K4])" office:value-type="time" office:time-value="PT00H00M00.173333S">
            <text:p>00:00,17</text:p>
          </table:table-cell>
        </table:table-row>
        <table:table-row table:style-name="ro2">
          <table:table-cell office:value-type="string">
            <text:p>600k</text:p>
          </table:table-cell>
          <table:table-cell office:value-type="string">
            <text:p>Kurtz</text:p>
          </table:table-cell>
          <table:table-cell table:style-name="ce1" office:value-type="time" office:time-value="PT00H00M02.67S">
            <text:p>00:02,67</text:p>
          </table:table-cell>
          <table:table-cell office:value-type="float" office:value="124409">
            <text:p>124409</text:p>
          </table:table-cell>
          <table:table-cell table:style-name="ce1" office:value-type="time" office:time-value="PT00H00M00.84S">
            <text:p>00:00,84</text:p>
          </table:table-cell>
          <table:table-cell table:style-name="ce1" office:value-type="time" office:time-value="PT00H00M02.67S">
            <text:p>00:02,67</text:p>
          </table:table-cell>
          <table:table-cell office:value-type="float" office:value="124409">
            <text:p>124409</text:p>
          </table:table-cell>
          <table:table-cell table:style-name="ce1" office:value-type="time" office:time-value="PT00H00M00.83S">
            <text:p>00:00,83</text:p>
          </table:table-cell>
          <table:table-cell table:style-name="ce1" office:value-type="time" office:time-value="PT00H00M02.67S">
            <text:p>00:02,67</text:p>
          </table:table-cell>
          <table:table-cell office:value-type="float" office:value="124409">
            <text:p>124409</text:p>
          </table:table-cell>
          <table:table-cell table:style-name="ce1" office:value-type="time" office:time-value="PT00H00M00.84S">
            <text:p>00:00,84</text:p>
          </table:table-cell>
          <table:table-cell/>
          <table:table-cell table:style-name="ce2" table:formula="of:=AVERAGE([.C5];[.F5];[.I5])" office:value-type="time" office:time-value="PT00H00M02.67S">
            <text:p>00:02,67</text:p>
          </table:table-cell>
          <table:table-cell table:formula="of:=AVERAGE([.D5];[.G5];[.J5])" office:value-type="float" office:value="124409">
            <text:p>124409</text:p>
          </table:table-cell>
          <table:table-cell table:style-name="ce2" table:formula="of:=AVERAGE([.E5];[.H5];[.K5])" office:value-type="time" office:time-value="PT00H00M00.836667S">
            <text:p>00:00,84</text:p>
          </table:table-cell>
        </table:table-row>
        <table:table-row table:style-name="ro2">
          <table:table-cell office:value-type="string">
            <text:p>1m</text:p>
          </table:table-cell>
          <table:table-cell office:value-type="string">
            <text:p>Kurtz</text:p>
          </table:table-cell>
          <table:table-cell table:style-name="ce1" office:value-type="time" office:time-value="PT00H00M05.58S">
            <text:p>00:05,58</text:p>
          </table:table-cell>
          <table:table-cell office:value-type="float" office:value="388096">
            <text:p>388096</text:p>
          </table:table-cell>
          <table:table-cell table:style-name="ce1" office:value-type="time" office:time-value="PT00H00M01.6S">
            <text:p>00:01,60</text:p>
          </table:table-cell>
          <table:table-cell table:style-name="ce1" office:value-type="time" office:time-value="PT00H00M05.56S">
            <text:p>00:05,56</text:p>
          </table:table-cell>
          <table:table-cell office:value-type="float" office:value="388096">
            <text:p>388096</text:p>
          </table:table-cell>
          <table:table-cell table:style-name="ce1" office:value-type="time" office:time-value="PT00H00M01.62S">
            <text:p>00:01,62</text:p>
          </table:table-cell>
          <table:table-cell table:style-name="ce1" office:value-type="time" office:time-value="PT00H00M05.58S">
            <text:p>00:05,58</text:p>
          </table:table-cell>
          <table:table-cell office:value-type="float" office:value="388096">
            <text:p>388096</text:p>
          </table:table-cell>
          <table:table-cell table:style-name="ce1" office:value-type="time" office:time-value="PT00H00M01.6S">
            <text:p>00:01,60</text:p>
          </table:table-cell>
          <table:table-cell/>
          <table:table-cell table:style-name="ce2" table:formula="of:=AVERAGE([.C6];[.F6];[.I6])" office:value-type="time" office:time-value="PT00H00M05.573333S">
            <text:p>00:05,57</text:p>
          </table:table-cell>
          <table:table-cell table:formula="of:=AVERAGE([.D6];[.G6];[.J6])" office:value-type="float" office:value="388096">
            <text:p>388096</text:p>
          </table:table-cell>
          <table:table-cell table:style-name="ce2" table:formula="of:=AVERAGE([.E6];[.H6];[.K6])" office:value-type="time" office:time-value="PT00H00M01.606667S">
            <text:p>00:01,6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TEXT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, Time</text:p>
          </table:table-cell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, Time</text:p>
          </table:table-cell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, Time</text:p>
          </table:table-cell>
          <table:table-cell/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. Time</text:p>
          </table:table-cell>
        </table:table-row>
        <table:table-row table:style-name="ro3">
          <table:table-cell office:value-type="string">
            <text:p>50k</text:p>
          </table:table-cell>
          <table:table-cell office:value-type="string">
            <text:p>Kurtz</text:p>
          </table:table-cell>
          <table:table-cell table:style-name="ce1" office:value-type="time" office:time-value="PT00H00M00.08S">
            <text:p>00:00,08</text:p>
          </table:table-cell>
          <table:table-cell office:value-type="float" office:value="5827">
            <text:p>5827</text:p>
          </table:table-cell>
          <table:table-cell table:style-name="ce1" office:value-type="time" office:time-value="PT00H00M00.03S">
            <text:p>00:00,03</text:p>
          </table:table-cell>
          <table:table-cell table:style-name="ce1" office:value-type="time" office:time-value="PT00H00M00.08S">
            <text:p>00:00,08</text:p>
          </table:table-cell>
          <table:table-cell office:value-type="float" office:value="5827">
            <text:p>5827</text:p>
          </table:table-cell>
          <table:table-cell table:style-name="ce1" office:value-type="time" office:time-value="PT00H00M00.03S">
            <text:p>00:00,03</text:p>
          </table:table-cell>
          <table:table-cell table:style-name="ce1" office:value-type="time" office:time-value="PT00H00M00.08S">
            <text:p>00:00,08</text:p>
          </table:table-cell>
          <table:table-cell office:value-type="float" office:value="5827">
            <text:p>5827</text:p>
          </table:table-cell>
          <table:table-cell table:style-name="ce1" office:value-type="time" office:time-value="PT00H00M00.03S">
            <text:p>00:00,03</text:p>
          </table:table-cell>
          <table:table-cell/>
          <table:table-cell table:style-name="ce2" table:formula="of:=AVERAGE([.C10];[.F10];[.I10])" office:value-type="time" office:time-value="PT00H00M00.08S">
            <text:p>00:00,08</text:p>
          </table:table-cell>
          <table:table-cell table:formula="of:=AVERAGE([.D10];[.G10];[.J10])" office:value-type="float" office:value="5827">
            <text:p>5827</text:p>
          </table:table-cell>
          <table:table-cell table:style-name="ce2" table:formula="of:=AVERAGE([.E10];[.H10];[.K10])" office:value-type="time" office:time-value="PT00H00M00.03S">
            <text:p>00:00,03</text:p>
          </table:table-cell>
        </table:table-row>
        <table:table-row table:style-name="ro3">
          <table:table-cell office:value-type="string">
            <text:p>100k</text:p>
          </table:table-cell>
          <table:table-cell office:value-type="string">
            <text:p>Kurtz</text:p>
          </table:table-cell>
          <table:table-cell table:style-name="ce1" office:value-type="time" office:time-value="PT00H00M00.22S">
            <text:p>00:00,22</text:p>
          </table:table-cell>
          <table:table-cell office:value-type="float" office:value="22909">
            <text:p>22909</text:p>
          </table:table-cell>
          <table:table-cell table:style-name="ce1" office:value-type="time" office:time-value="PT00H00M00.08S">
            <text:p>00:00,08</text:p>
          </table:table-cell>
          <table:table-cell table:style-name="ce1" office:value-type="time" office:time-value="PT00H00M00.22S">
            <text:p>00:00,22</text:p>
          </table:table-cell>
          <table:table-cell office:value-type="float" office:value="22909">
            <text:p>22909</text:p>
          </table:table-cell>
          <table:table-cell table:style-name="ce1" office:value-type="time" office:time-value="PT00H00M00.08S">
            <text:p>00:00,08</text:p>
          </table:table-cell>
          <table:table-cell table:style-name="ce1" office:value-type="time" office:time-value="PT00H00M00.22S">
            <text:p>00:00,22</text:p>
          </table:table-cell>
          <table:table-cell office:value-type="float" office:value="22909">
            <text:p>22909</text:p>
          </table:table-cell>
          <table:table-cell table:style-name="ce1" office:value-type="time" office:time-value="PT00H00M00.08S">
            <text:p>00:00,08</text:p>
          </table:table-cell>
          <table:table-cell/>
          <table:table-cell table:style-name="ce2" table:formula="of:=AVERAGE([.C11];[.F11];[.I11])" office:value-type="time" office:time-value="PT00H00M00.22S">
            <text:p>00:00,22</text:p>
          </table:table-cell>
          <table:table-cell table:formula="of:=AVERAGE([.D11];[.G11];[.J11])" office:value-type="float" office:value="22909">
            <text:p>22909</text:p>
          </table:table-cell>
          <table:table-cell table:style-name="ce2" table:formula="of:=AVERAGE([.E11];[.H11];[.K11])" office:value-type="time" office:time-value="PT00H00M00.08S">
            <text:p>00:00,08</text:p>
          </table:table-cell>
        </table:table-row>
        <table:table-row table:style-name="ro2">
          <table:table-cell office:value-type="string">
            <text:p>600k</text:p>
          </table:table-cell>
          <table:table-cell office:value-type="string">
            <text:p>Kurtz</text:p>
          </table:table-cell>
          <table:table-cell table:style-name="ce1" office:value-type="time" office:time-value="PT00H00M00.94S">
            <text:p>00:00,94</text:p>
          </table:table-cell>
          <table:table-cell office:value-type="float" office:value="32044">
            <text:p>32044</text:p>
          </table:table-cell>
          <table:table-cell table:style-name="ce1" office:value-type="time" office:time-value="PT00H00M00.23S">
            <text:p>00:00,23</text:p>
          </table:table-cell>
          <table:table-cell table:style-name="ce1" office:value-type="time" office:time-value="PT00H00M00.94S">
            <text:p>00:00,94</text:p>
          </table:table-cell>
          <table:table-cell office:value-type="float" office:value="32044">
            <text:p>32044</text:p>
          </table:table-cell>
          <table:table-cell table:style-name="ce1" office:value-type="time" office:time-value="PT00H00M00.23S">
            <text:p>00:00,23</text:p>
          </table:table-cell>
          <table:table-cell table:style-name="ce1" office:value-type="time" office:time-value="PT00H00M00.94S">
            <text:p>00:00,94</text:p>
          </table:table-cell>
          <table:table-cell office:value-type="float" office:value="32044">
            <text:p>32044</text:p>
          </table:table-cell>
          <table:table-cell table:style-name="ce1" office:value-type="time" office:time-value="PT00H00M00.23S">
            <text:p>00:00,23</text:p>
          </table:table-cell>
          <table:table-cell/>
          <table:table-cell table:style-name="ce2" table:formula="of:=AVERAGE([.C12];[.F12];[.I12])" office:value-type="time" office:time-value="PT00H00M00.94S">
            <text:p>00:00,94</text:p>
          </table:table-cell>
          <table:table-cell table:formula="of:=AVERAGE([.D12];[.G12];[.J12])" office:value-type="float" office:value="32044">
            <text:p>32044</text:p>
          </table:table-cell>
          <table:table-cell table:style-name="ce2" table:formula="of:=AVERAGE([.E12];[.H12];[.K12])" office:value-type="time" office:time-value="PT00H00M00.23S">
            <text:p>00:00,23</text:p>
          </table:table-cell>
        </table:table-row>
        <table:table-row table:style-name="ro2">
          <table:table-cell office:value-type="string">
            <text:p>1m</text:p>
          </table:table-cell>
          <table:table-cell office:value-type="string">
            <text:p>Kurtz</text:p>
          </table:table-cell>
          <table:table-cell table:style-name="ce1" office:value-type="time" office:time-value="PT00H00M02.41S">
            <text:p>00:02,41</text:p>
          </table:table-cell>
          <table:table-cell office:value-type="float" office:value="97712">
            <text:p>97712</text:p>
          </table:table-cell>
          <table:table-cell table:style-name="ce1" office:value-type="time" office:time-value="PT00H00M00.62S">
            <text:p>00:00,62</text:p>
          </table:table-cell>
          <table:table-cell table:style-name="ce1" office:value-type="time" office:time-value="PT00H00M02.41S">
            <text:p>00:02,41</text:p>
          </table:table-cell>
          <table:table-cell office:value-type="float" office:value="97712">
            <text:p>97712</text:p>
          </table:table-cell>
          <table:table-cell table:style-name="ce1" office:value-type="time" office:time-value="PT00H00M00.62S">
            <text:p>00:00,62</text:p>
          </table:table-cell>
          <table:table-cell table:style-name="ce1" office:value-type="time" office:time-value="PT00H00M02.42S">
            <text:p>00:02,42</text:p>
          </table:table-cell>
          <table:table-cell office:value-type="float" office:value="97712">
            <text:p>97712</text:p>
          </table:table-cell>
          <table:table-cell table:style-name="ce1" office:value-type="time" office:time-value="PT00H00M00.63S">
            <text:p>00:00,63</text:p>
          </table:table-cell>
          <table:table-cell/>
          <table:table-cell table:style-name="ce2" table:formula="of:=AVERAGE([.C13];[.F13];[.I13])" office:value-type="time" office:time-value="PT00H00M02.413333S">
            <text:p>00:02,41</text:p>
          </table:table-cell>
          <table:table-cell table:formula="of:=AVERAGE([.D13];[.G13];[.J13])" office:value-type="float" office:value="97712">
            <text:p>97712</text:p>
          </table:table-cell>
          <table:table-cell table:style-name="ce2" table:formula="of:=AVERAGE([.E13];[.H13];[.K13])" office:value-type="time" office:time-value="PT00H00M00.623333S">
            <text:p>00:00,62</text:p>
          </table:table-cell>
        </table:table-row>
        <table:table-row table:style-name="ro2">
          <table:table-cell table:number-columns-repeated="15"/>
        </table:table-row>
        <table:table-row table:style-name="ro4" table:number-rows-repeated="1048561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Hoja2" table:style-name="ta1">
        <table:table-column table:style-name="co6" table:number-columns-repeated="2" table:default-cell-style-name="Default"/>
        <table:table-column table:style-name="co6" table:default-cell-style-name="ce1"/>
        <table:table-column table:style-name="co6" table:default-cell-style-name="Default"/>
        <table:table-column table:style-name="co6" table:number-columns-repeated="2" table:default-cell-style-name="ce1"/>
        <table:table-column table:style-name="co6" table:default-cell-style-name="Default"/>
        <table:table-column table:style-name="co6" table:number-columns-repeated="2" table:default-cell-style-name="ce1"/>
        <table:table-column table:style-name="co6" table:default-cell-style-name="Default"/>
        <table:table-column table:style-name="co6" table:default-cell-style-name="ce1"/>
        <table:table-column table:style-name="co6" table:default-cell-style-name="Default"/>
        <table:table-column table:style-name="co6" table:default-cell-style-name="ce2"/>
        <table:table-column table:style-name="co6" table:default-cell-style-name="Default"/>
        <table:table-column table:style-name="co6" table:default-cell-style-name="ce2"/>
        <table:table-row table:style-name="ro4">
          <table:table-cell office:value-type="string">
            <text:p>DATA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number-columns-repeated="2"/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. Time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/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. Time</text:p>
          </table:table-cell>
        </table:table-row>
        <table:table-row table:style-name="ro2">
          <table:table-cell office:value-type="string">
            <text:p>50k</text:p>
          </table:table-cell>
          <table:table-cell office:value-type="string">
            <text:p>Kurtz</text:p>
          </table:table-cell>
          <table:table-cell office:value-type="time" office:time-value="PT00H00M00.22S">
            <text:p>00:00,22</text:p>
          </table:table-cell>
          <table:table-cell office:value-type="float" office:value="43771">
            <text:p>43771</text:p>
          </table:table-cell>
          <table:table-cell office:value-type="time" office:time-value="PT00H00M00.08S">
            <text:p>00:00,08</text:p>
          </table:table-cell>
          <table:table-cell office:value-type="time" office:time-value="PT00H00M00.22S">
            <text:p>00:00,22</text:p>
          </table:table-cell>
          <table:table-cell office:value-type="float" office:value="43771">
            <text:p>43771</text:p>
          </table:table-cell>
          <table:table-cell office:value-type="time" office:time-value="PT00H00M00.08S">
            <text:p>00:00,08</text:p>
          </table:table-cell>
          <table:table-cell office:value-type="time" office:time-value="PT00H00M00.22S">
            <text:p>00:00,22</text:p>
          </table:table-cell>
          <table:table-cell office:value-type="float" office:value="43771">
            <text:p>43771</text:p>
          </table:table-cell>
          <table:table-cell office:value-type="time" office:time-value="PT00H00M00.08S">
            <text:p>00:00,08</text:p>
          </table:table-cell>
          <table:table-cell/>
          <table:table-cell table:formula="of:=AVERAGE([.C3];[.F3];[.I3])" office:value-type="time" office:time-value="PT00H00M00.22S">
            <text:p>00:00,22</text:p>
          </table:table-cell>
          <table:table-cell table:formula="of:=AVERAGE([.D3];[.G3];[.J3])" office:value-type="float" office:value="43771">
            <text:p>43771</text:p>
          </table:table-cell>
          <table:table-cell table:formula="of:=AVERAGE([.E3];[.H3];[.K3])" office:value-type="time" office:time-value="PT00H00M00.08S">
            <text:p>00:00,08</text:p>
          </table:table-cell>
        </table:table-row>
        <table:table-row table:style-name="ro2">
          <table:table-cell office:value-type="string">
            <text:p>100k</text:p>
          </table:table-cell>
          <table:table-cell office:value-type="string">
            <text:p>Kurtz</text:p>
          </table:table-cell>
          <table:table-cell office:value-type="time" office:time-value="PT00H00M00.58S">
            <text:p>00:00,58</text:p>
          </table:table-cell>
          <table:table-cell office:value-type="float" office:value="50794">
            <text:p>50794</text:p>
          </table:table-cell>
          <table:table-cell office:value-type="time" office:time-value="PT00H00M00.19S">
            <text:p>00:00,19</text:p>
          </table:table-cell>
          <table:table-cell office:value-type="time" office:time-value="PT00H00M00.57S">
            <text:p>00:00,57</text:p>
          </table:table-cell>
          <table:table-cell office:value-type="float" office:value="50794">
            <text:p>50794</text:p>
          </table:table-cell>
          <table:table-cell office:value-type="time" office:time-value="PT00H00M00.19S">
            <text:p>00:00,19</text:p>
          </table:table-cell>
          <table:table-cell office:value-type="time" office:time-value="PT00H00M00.58S">
            <text:p>00:00,58</text:p>
          </table:table-cell>
          <table:table-cell office:value-type="float" office:value="50794">
            <text:p>50794</text:p>
          </table:table-cell>
          <table:table-cell office:value-type="time" office:time-value="PT00H00M00.19S">
            <text:p>00:00,19</text:p>
          </table:table-cell>
          <table:table-cell/>
          <table:table-cell table:formula="of:=AVERAGE([.C4];[.F4];[.I4])" office:value-type="time" office:time-value="PT00H00M00.576667S">
            <text:p>00:00,58</text:p>
          </table:table-cell>
          <table:table-cell table:formula="of:=AVERAGE([.D4];[.G4];[.J4])" office:value-type="float" office:value="50794">
            <text:p>50794</text:p>
          </table:table-cell>
          <table:table-cell table:formula="of:=AVERAGE([.E4];[.H4];[.K4])" office:value-type="time" office:time-value="PT00H00M00.19S">
            <text:p>00:00,19</text:p>
          </table:table-cell>
        </table:table-row>
        <table:table-row table:style-name="ro2">
          <table:table-cell office:value-type="string">
            <text:p>600k</text:p>
          </table:table-cell>
          <table:table-cell office:value-type="string">
            <text:p>Kurtz</text:p>
          </table:table-cell>
          <table:table-cell office:value-type="time" office:time-value="PT00H00M04.58S">
            <text:p>00:04,58</text:p>
          </table:table-cell>
          <table:table-cell office:value-type="float" office:value="341874">
            <text:p>341874</text:p>
          </table:table-cell>
          <table:table-cell office:value-type="time" office:time-value="PT00H00M01.49S">
            <text:p>00:01,49</text:p>
          </table:table-cell>
          <table:table-cell office:value-type="time" office:time-value="PT00H00M04.57S">
            <text:p>00:04,57</text:p>
          </table:table-cell>
          <table:table-cell office:value-type="float" office:value="341874">
            <text:p>341874</text:p>
          </table:table-cell>
          <table:table-cell office:value-type="time" office:time-value="PT00H00M01.48S">
            <text:p>00:01,48</text:p>
          </table:table-cell>
          <table:table-cell office:value-type="time" office:time-value="PT00H00M04.57S">
            <text:p>00:04,57</text:p>
          </table:table-cell>
          <table:table-cell office:value-type="float" office:value="341874">
            <text:p>341874</text:p>
          </table:table-cell>
          <table:table-cell office:value-type="time" office:time-value="PT00H00M01.48S">
            <text:p>00:01,48</text:p>
          </table:table-cell>
          <table:table-cell/>
          <table:table-cell table:formula="of:=AVERAGE([.C5];[.F5];[.I5])" office:value-type="time" office:time-value="PT00H00M04.573333S">
            <text:p>00:04,57</text:p>
          </table:table-cell>
          <table:table-cell table:formula="of:=AVERAGE([.D5];[.G5];[.J5])" office:value-type="float" office:value="341874">
            <text:p>341874</text:p>
          </table:table-cell>
          <table:table-cell table:formula="of:=AVERAGE([.E5];[.H5];[.K5])" office:value-type="time" office:time-value="PT00H00M01.483333S">
            <text:p>00:01,48</text:p>
          </table:table-cell>
        </table:table-row>
        <table:table-row table:style-name="ro2">
          <table:table-cell office:value-type="string">
            <text:p>1m</text:p>
          </table:table-cell>
          <table:table-cell office:value-type="string">
            <text:p>Kurtz</text:p>
          </table:table-cell>
          <table:table-cell office:value-type="time" office:time-value="PT00H00M03.59S">
            <text:p>00:03,59</text:p>
          </table:table-cell>
          <table:table-cell office:value-type="float" office:value="179413">
            <text:p>179413</text:p>
          </table:table-cell>
          <table:table-cell office:value-type="time" office:time-value="PT00H00M01.01S">
            <text:p>00:01,01</text:p>
          </table:table-cell>
          <table:table-cell office:value-type="time" office:time-value="PT00H00M03.57S">
            <text:p>00:03,57</text:p>
          </table:table-cell>
          <table:table-cell office:value-type="float" office:value="179413">
            <text:p>179413</text:p>
          </table:table-cell>
          <table:table-cell office:value-type="time" office:time-value="PT00H00M01.01S">
            <text:p>00:01,01</text:p>
          </table:table-cell>
          <table:table-cell office:value-type="time" office:time-value="PT00H00M03.59S">
            <text:p>00:03,59</text:p>
          </table:table-cell>
          <table:table-cell office:value-type="float" office:value="179413">
            <text:p>179413</text:p>
          </table:table-cell>
          <table:table-cell office:value-type="time" office:time-value="PT00H00M01.01S">
            <text:p>00:01,01</text:p>
          </table:table-cell>
          <table:table-cell/>
          <table:table-cell table:formula="of:=AVERAGE([.C6];[.F6];[.I6])" office:value-type="time" office:time-value="PT00H00M03.583333S">
            <text:p>00:03,58</text:p>
          </table:table-cell>
          <table:table-cell table:formula="of:=AVERAGE([.D6];[.G6];[.J6])" office:value-type="float" office:value="179413">
            <text:p>179413</text:p>
          </table:table-cell>
          <table:table-cell table:formula="of:=AVERAGE([.E6];[.H6];[.K6])" office:value-type="time" office:time-value="PT00H00M01.01S">
            <text:p>00:01,01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4">
          <table:table-cell office:value-type="string">
            <text:p>TEXT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number-columns-repeated="2"/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/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. Time</text:p>
          </table:table-cell>
        </table:table-row>
        <table:table-row table:style-name="ro2">
          <table:table-cell office:value-type="string">
            <text:p>50k</text:p>
          </table:table-cell>
          <table:table-cell office:value-type="string">
            <text:p>Kurtz</text:p>
          </table:table-cell>
          <table:table-cell office:value-type="time" office:time-value="PT00H00M00.11S">
            <text:p>00:00,11</text:p>
          </table:table-cell>
          <table:table-cell office:value-type="float" office:value="15343">
            <text:p>15343</text:p>
          </table:table-cell>
          <table:table-cell office:value-type="time" office:time-value="PT00H00M00.04S">
            <text:p>00:00,04</text:p>
          </table:table-cell>
          <table:table-cell office:value-type="time" office:time-value="PT00H00M00.11S">
            <text:p>00:00,11</text:p>
          </table:table-cell>
          <table:table-cell office:value-type="float" office:value="15343">
            <text:p>15343</text:p>
          </table:table-cell>
          <table:table-cell office:value-type="time" office:time-value="PT00H00M00.04S">
            <text:p>00:00,04</text:p>
          </table:table-cell>
          <table:table-cell office:value-type="time" office:time-value="PT00H00M00.1S">
            <text:p>00:00,10</text:p>
          </table:table-cell>
          <table:table-cell office:value-type="float" office:value="15343">
            <text:p>15343</text:p>
          </table:table-cell>
          <table:table-cell office:value-type="time" office:time-value="PT00H00M00.04S">
            <text:p>00:00,04</text:p>
          </table:table-cell>
          <table:table-cell/>
          <table:table-cell table:formula="of:=AVERAGE([.C10];[.F10];[.I10])" office:value-type="time" office:time-value="PT00H00M00.106667S">
            <text:p>00:00,11</text:p>
          </table:table-cell>
          <table:table-cell table:formula="of:=AVERAGE([.D10];[.G10];[.J10])" office:value-type="float" office:value="15343">
            <text:p>15343</text:p>
          </table:table-cell>
          <table:table-cell table:formula="of:=AVERAGE([.E10];[.H10];[.K10])" office:value-type="time" office:time-value="PT00H00M00.04S">
            <text:p>00:00,04</text:p>
          </table:table-cell>
        </table:table-row>
        <table:table-row table:style-name="ro2">
          <table:table-cell office:value-type="string">
            <text:p>100k</text:p>
          </table:table-cell>
          <table:table-cell office:value-type="string">
            <text:p>Kurtz</text:p>
          </table:table-cell>
          <table:table-cell office:value-type="time" office:time-value="PT00H00M00.17S">
            <text:p>00:00,17</text:p>
          </table:table-cell>
          <table:table-cell office:value-type="float" office:value="19292">
            <text:p>19292</text:p>
          </table:table-cell>
          <table:table-cell office:value-type="time" office:time-value="PT00H00M00.05S">
            <text:p>00:00,05</text:p>
          </table:table-cell>
          <table:table-cell office:value-type="time" office:time-value="PT00H00M00.17S">
            <text:p>00:00,17</text:p>
          </table:table-cell>
          <table:table-cell office:value-type="float" office:value="19292">
            <text:p>19292</text:p>
          </table:table-cell>
          <table:table-cell office:value-type="time" office:time-value="PT00H00M00.05S">
            <text:p>00:00,05</text:p>
          </table:table-cell>
          <table:table-cell office:value-type="time" office:time-value="PT00H00M00.17S">
            <text:p>00:00,17</text:p>
          </table:table-cell>
          <table:table-cell office:value-type="float" office:value="19292">
            <text:p>19292</text:p>
          </table:table-cell>
          <table:table-cell office:value-type="time" office:time-value="PT00H00M00.05S">
            <text:p>00:00,05</text:p>
          </table:table-cell>
          <table:table-cell/>
          <table:table-cell table:formula="of:=AVERAGE([.C11];[.F11];[.I11])" office:value-type="time" office:time-value="PT00H00M00.17S">
            <text:p>00:00,17</text:p>
          </table:table-cell>
          <table:table-cell table:formula="of:=AVERAGE([.D11];[.G11];[.J11])" office:value-type="float" office:value="19292">
            <text:p>19292</text:p>
          </table:table-cell>
          <table:table-cell table:formula="of:=AVERAGE([.E11];[.H11];[.K11])" office:value-type="time" office:time-value="PT00H00M00.05S">
            <text:p>00:00,05</text:p>
          </table:table-cell>
        </table:table-row>
        <table:table-row table:style-name="ro2">
          <table:table-cell office:value-type="string">
            <text:p>600k</text:p>
          </table:table-cell>
          <table:table-cell office:value-type="string">
            <text:p>Kurtz</text:p>
          </table:table-cell>
          <table:table-cell office:value-type="time" office:time-value="PT00H00M01.29S">
            <text:p>00:01,29</text:p>
          </table:table-cell>
          <table:table-cell office:value-type="float" office:value="149977">
            <text:p>149977</text:p>
          </table:table-cell>
          <table:table-cell office:value-type="time" office:time-value="PT00H00M00.33S">
            <text:p>00:00,33</text:p>
          </table:table-cell>
          <table:table-cell office:value-type="time" office:time-value="PT00H00M01.29S">
            <text:p>00:01,29</text:p>
          </table:table-cell>
          <table:table-cell office:value-type="float" office:value="149977">
            <text:p>149977</text:p>
          </table:table-cell>
          <table:table-cell office:value-type="time" office:time-value="PT00H00M00.35S">
            <text:p>00:00,35</text:p>
          </table:table-cell>
          <table:table-cell office:value-type="time" office:time-value="PT00H00M01.3S">
            <text:p>00:01,30</text:p>
          </table:table-cell>
          <table:table-cell office:value-type="float" office:value="149977">
            <text:p>149977</text:p>
          </table:table-cell>
          <table:table-cell office:value-type="time" office:time-value="PT00H00M00.34S">
            <text:p>00:00,34</text:p>
          </table:table-cell>
          <table:table-cell/>
          <table:table-cell table:formula="of:=AVERAGE([.C12];[.F12];[.I12])" office:value-type="time" office:time-value="PT00H00M01.293333S">
            <text:p>00:01,29</text:p>
          </table:table-cell>
          <table:table-cell table:formula="of:=AVERAGE([.D12];[.G12];[.J12])" office:value-type="float" office:value="149977">
            <text:p>149977</text:p>
          </table:table-cell>
          <table:table-cell table:formula="of:=AVERAGE([.E12];[.H12];[.K12])" office:value-type="time" office:time-value="PT00H00M00.34S">
            <text:p>00:00,34</text:p>
          </table:table-cell>
        </table:table-row>
        <table:table-row table:style-name="ro2">
          <table:table-cell office:value-type="string">
            <text:p>1m</text:p>
          </table:table-cell>
          <table:table-cell office:value-type="string">
            <text:p>Kurtz</text:p>
          </table:table-cell>
          <table:table-cell office:value-type="time" office:time-value="PT00H00M01.94S">
            <text:p>00:01,94</text:p>
          </table:table-cell>
          <table:table-cell office:value-type="float" office:value="193421">
            <text:p>193421</text:p>
          </table:table-cell>
          <table:table-cell office:value-type="time" office:time-value="PT00H00M00.45S">
            <text:p>00:00,45</text:p>
          </table:table-cell>
          <table:table-cell office:value-type="time" office:time-value="PT00H00M01.96S">
            <text:p>00:01,96</text:p>
          </table:table-cell>
          <table:table-cell office:value-type="float" office:value="193421">
            <text:p>193421</text:p>
          </table:table-cell>
          <table:table-cell office:value-type="time" office:time-value="PT00H00M00.46S">
            <text:p>00:00,46</text:p>
          </table:table-cell>
          <table:table-cell office:value-type="time" office:time-value="PT00H00M01.94S">
            <text:p>00:01,94</text:p>
          </table:table-cell>
          <table:table-cell office:value-type="float" office:value="193421">
            <text:p>193421</text:p>
          </table:table-cell>
          <table:table-cell office:value-type="time" office:time-value="PT00H00M00.45S">
            <text:p>00:00,45</text:p>
          </table:table-cell>
          <table:table-cell/>
          <table:table-cell table:formula="of:=AVERAGE([.C13];[.F13];[.I13])" office:value-type="time" office:time-value="PT00H00M01.946667S">
            <text:p>00:01,95</text:p>
          </table:table-cell>
          <table:table-cell table:formula="of:=AVERAGE([.D13];[.G13];[.J13])" office:value-type="float" office:value="193421">
            <text:p>193421</text:p>
          </table:table-cell>
          <table:table-cell table:formula="of:=AVERAGE([.E13];[.H13];[.K13])" office:value-type="time" office:time-value="PT00H00M00.453333S">
            <text:p>00:00,45</text:p>
          </table:table-cell>
        </table:table-row>
      </table:table>
      <table:table table:name="Hoja3" table:style-name="ta1">
        <table:table-column table:style-name="co6" table:number-columns-repeated="2" table:default-cell-style-name="Default"/>
        <table:table-column table:style-name="co6" table:default-cell-style-name="ce2"/>
        <table:table-column table:style-name="co6" table:default-cell-style-name="ce3"/>
        <table:table-column table:style-name="co6" table:default-cell-style-name="ce2"/>
        <table:table-row table:style-name="ro4">
          <table:table-cell office:value-type="string">
            <text:p>DATA</text:p>
          </table:table-cell>
          <table:table-cell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Default" office:value-type="string">
            <text:p>Time</text:p>
          </table:table-cell>
          <table:table-cell table:style-name="Default" office:value-type="string">
            <text:p>Space</text:p>
          </table:table-cell>
          <table:table-cell table:style-name="Default" office:value-type="string">
            <text:p>Dec. Time</text:p>
          </table:table-cell>
        </table:table-row>
        <table:table-row table:style-name="ro2">
          <table:table-cell office:value-type="string">
            <text:p>50k</text:p>
          </table:table-cell>
          <table:table-cell office:value-type="string">
            <text:p>Kurtz</text:p>
          </table:table-cell>
          <table:table-cell table:formula="of:=AVERAGE([Hoja1.M3];[Hoja2.M3])" office:value-type="time" office:time-value="PT00H00M00.233333S">
            <text:p>00:00,23</text:p>
          </table:table-cell>
          <table:table-cell table:formula="of:=AVERAGE([Hoja1.N3];[Hoja2.N3])" office:value-type="float" office:value="32986.5">
            <text:p>32987</text:p>
          </table:table-cell>
          <table:table-cell table:formula="of:=AVERAGE([Hoja1.O3];[Hoja2.O3])" office:value-type="time" office:time-value="PT00H00M00.086667S">
            <text:p>00:00,09</text:p>
          </table:table-cell>
        </table:table-row>
        <table:table-row table:style-name="ro2">
          <table:table-cell office:value-type="string">
            <text:p>100k</text:p>
          </table:table-cell>
          <table:table-cell office:value-type="string">
            <text:p>Kurtz</text:p>
          </table:table-cell>
          <table:table-cell table:formula="of:=AVERAGE([Hoja1.M4];[Hoja2.M4])" office:value-type="time" office:time-value="PT00H00M00.558333S">
            <text:p>00:00,56</text:p>
          </table:table-cell>
          <table:table-cell table:formula="of:=AVERAGE([Hoja1.N4];[Hoja2.N4])" office:value-type="float" office:value="56476.5">
            <text:p>56477</text:p>
          </table:table-cell>
          <table:table-cell table:formula="of:=AVERAGE([Hoja1.O4];[Hoja2.O4])" office:value-type="time" office:time-value="PT00H00M00.181667S">
            <text:p>00:00,18</text:p>
          </table:table-cell>
        </table:table-row>
        <table:table-row table:style-name="ro2">
          <table:table-cell office:value-type="string">
            <text:p>600k</text:p>
          </table:table-cell>
          <table:table-cell office:value-type="string">
            <text:p>Kurtz</text:p>
          </table:table-cell>
          <table:table-cell table:formula="of:=AVERAGE([Hoja1.M5];[Hoja2.M5])" office:value-type="time" office:time-value="PT00H00M03.621667S">
            <text:p>00:03,62</text:p>
          </table:table-cell>
          <table:table-cell table:formula="of:=AVERAGE([Hoja1.N5];[Hoja2.N5])" office:value-type="float" office:value="233141.5">
            <text:p>233142</text:p>
          </table:table-cell>
          <table:table-cell table:formula="of:=AVERAGE([Hoja1.O5];[Hoja2.O5])" office:value-type="time" office:time-value="PT00H00M01.16S">
            <text:p>00:01,16</text:p>
          </table:table-cell>
        </table:table-row>
        <table:table-row table:style-name="ro2">
          <table:table-cell office:value-type="string">
            <text:p>1m</text:p>
          </table:table-cell>
          <table:table-cell office:value-type="string">
            <text:p>Kurtz</text:p>
          </table:table-cell>
          <table:table-cell table:formula="of:=AVERAGE([Hoja1.M6];[Hoja2.M6])" office:value-type="time" office:time-value="PT00H00M04.578333S">
            <text:p>00:04,58</text:p>
          </table:table-cell>
          <table:table-cell table:formula="of:=AVERAGE([Hoja1.N6];[Hoja2.N6])" office:value-type="float" office:value="283754.5">
            <text:p>283755</text:p>
          </table:table-cell>
          <table:table-cell table:formula="of:=AVERAGE([Hoja1.O6];[Hoja2.O6])" office:value-type="time" office:time-value="PT00H00M01.308333S">
            <text:p>00:01,31</text:p>
          </table:table-cell>
        </table:table-row>
        <table:table-row table:style-name="ro4">
          <table:table-cell table:number-columns-repeated="2"/>
          <table:table-cell table:style-name="Default" table:number-columns-repeated="3"/>
        </table:table-row>
        <table:table-row table:style-name="ro4">
          <table:table-cell office:value-type="string">
            <text:p>TEXT</text:p>
          </table:table-cell>
          <table:table-cell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Default" office:value-type="string">
            <text:p>Time</text:p>
          </table:table-cell>
          <table:table-cell table:style-name="Default" office:value-type="string">
            <text:p>Space</text:p>
          </table:table-cell>
          <table:table-cell table:style-name="Default" office:value-type="string">
            <text:p>Dec. Time</text:p>
          </table:table-cell>
        </table:table-row>
        <table:table-row table:style-name="ro2">
          <table:table-cell office:value-type="string">
            <text:p>50k</text:p>
          </table:table-cell>
          <table:table-cell office:value-type="string">
            <text:p>Kurtz</text:p>
          </table:table-cell>
          <table:table-cell table:formula="of:=AVERAGE([Hoja1.M10];[Hoja2.M10])" office:value-type="time" office:time-value="PT00H00M00.093333S">
            <text:p>00:00,09</text:p>
          </table:table-cell>
          <table:table-cell table:formula="of:=AVERAGE([Hoja1.N10];[Hoja2.N10])" office:value-type="float" office:value="10585">
            <text:p>10585</text:p>
          </table:table-cell>
          <table:table-cell table:formula="of:=AVERAGE([Hoja1.O10];[Hoja2.O10])" office:value-type="time" office:time-value="PT00H00M00.035S">
            <text:p>00:00,04</text:p>
          </table:table-cell>
        </table:table-row>
        <table:table-row table:style-name="ro2">
          <table:table-cell office:value-type="string">
            <text:p>100k</text:p>
          </table:table-cell>
          <table:table-cell office:value-type="string">
            <text:p>Kurtz</text:p>
          </table:table-cell>
          <table:table-cell table:formula="of:=AVERAGE([Hoja1.M11];[Hoja2.M11])" office:value-type="time" office:time-value="PT00H00M00.195S">
            <text:p>00:00,20</text:p>
          </table:table-cell>
          <table:table-cell table:formula="of:=AVERAGE([Hoja1.N11];[Hoja2.N11])" office:value-type="float" office:value="21100.5">
            <text:p>21101</text:p>
          </table:table-cell>
          <table:table-cell table:formula="of:=AVERAGE([Hoja1.O11];[Hoja2.O11])" office:value-type="time" office:time-value="PT00H00M00.065S">
            <text:p>00:00,07</text:p>
          </table:table-cell>
        </table:table-row>
        <table:table-row table:style-name="ro2">
          <table:table-cell office:value-type="string">
            <text:p>600k</text:p>
          </table:table-cell>
          <table:table-cell office:value-type="string">
            <text:p>Kurtz</text:p>
          </table:table-cell>
          <table:table-cell table:formula="of:=AVERAGE([Hoja1.M12];[Hoja2.M12])" office:value-type="time" office:time-value="PT00H00M01.116667S">
            <text:p>00:01,12</text:p>
          </table:table-cell>
          <table:table-cell table:formula="of:=AVERAGE([Hoja1.N12];[Hoja2.N12])" office:value-type="float" office:value="91010.5">
            <text:p>91011</text:p>
          </table:table-cell>
          <table:table-cell table:formula="of:=AVERAGE([Hoja1.O12];[Hoja2.O12])" office:value-type="time" office:time-value="PT00H00M00.285S">
            <text:p>00:00,29</text:p>
          </table:table-cell>
        </table:table-row>
        <table:table-row table:style-name="ro2">
          <table:table-cell office:value-type="string">
            <text:p>1m</text:p>
          </table:table-cell>
          <table:table-cell office:value-type="string">
            <text:p>Kurtz</text:p>
          </table:table-cell>
          <table:table-cell table:formula="of:=AVERAGE([Hoja1.M13];[Hoja2.M13])" office:value-type="time" office:time-value="PT00H00M02.18S">
            <text:p>00:02,18</text:p>
          </table:table-cell>
          <table:table-cell table:formula="of:=AVERAGE([Hoja1.N13];[Hoja2.N13])" office:value-type="float" office:value="145566.5">
            <text:p>145567</text:p>
          </table:table-cell>
          <table:table-cell table:style-name="ce4" table:formula="of:=AVERAGE([Hoja1.O13];[Hoja2.O13])" office:value-type="time" office:time-value="PT00H00M00.538333S">
            <text:p>00:00,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0/00/0000</text:date>, <text:time style:data-style-name="N2" text:time-value="0000-00-00T01:53: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7T01:55:01</dc:date>
    <meta:generator>LibreOffice/4.0.4.2$Linux_X86_64 LibreOffice_project/400m0$Build-2</meta:generator>
    <meta:editing-duration>PT5M44S</meta:editing-duration>
    <meta:editing-cycles>6</meta:editing-cycles>
    <meta:document-statistic meta:table-count="3" meta:cell-count="324" meta:object-count="0"/>
  </office:meta>
</office:document-meta>
</file>